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2FC10000039F046C6B5D.svm"/>
  <manifest:file-entry manifest:media-type="" manifest:full-path="Pictures/2000000700004F2C00000860F9493238.svm"/>
  <manifest:file-entry manifest:media-type="" manifest:full-path="Pictures/200000070000191E000002E60E25D36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T4" style:family="text">
      <style:text-properties style:font-name="Courier New" fo:font-size="11pt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XSS via OBJECT tag</text:p>
      <text:p text:style-name="P1"/>
      <text:p text:style-name="P1"/>
      <text:p text:style-name="P3">EXPLICATION</text:p>
      <text:p text:style-name="P1"/>
      <text:p text:style-name="P1">En examinant le code source de la page <text:span text:style-name="T1">index.php</text:span><text:span text:style-name="T2">, on aperçoit l'URL suivante pour l'une des images :</text:span></text:p>
      <text:p text:style-name="P5"/>
      <text:p text:style-name="P5"><draw:frame draw:style-name="fr1" draw:name="images1" text:anchor-type="paragraph" svg:width="16.999cm" svg:height="1.796cm" draw:z-index="0"><draw:image xlink:href="Pictures/2000000700004F2C00000860F9493238.svm" xlink:type="simple" xlink:show="embed" xlink:actuate="onLoad"/></draw:frame></text:p>
      <text:p text:style-name="P1">N'ayant pas encore examiné cette page, on va y faire un tour. On voit que lorsque le paramètre <text:span text:style-name="T1">nsa </text:span><text:span text:style-name="T2">est donné à </text:span><text:span text:style-name="T1">src</text:span><text:span text:style-name="T2">, une image s'affiche bien. Il est intéressant de remarquer que l'affichage de l'image passe par une balise HTML </text:span><text:span text:style-name="T1">OBJECT</text:span><text:span text:style-name="T2"> :</text:span></text:p>
      <text:p text:style-name="P5"/>
      <text:p text:style-name="P5"><draw:frame draw:style-name="fr2" draw:name="images2" text:anchor-type="paragraph" svg:width="12.226cm" svg:height="0.928cm" draw:z-index="1"><draw:image xlink:href="Pictures/2000000700002FC10000039F046C6B5D.svm" xlink:type="simple" xlink:show="embed" xlink:actuate="onLoad"/></draw:frame></text:p>
      <text:p text:style-name="P1">Lorsqu'on essaie de manipuler le paramètre d'URL <text:span text:style-name="T1">src</text:span><text:span text:style-name="T2">, on s'aperçoit qu'aucune image n'est affichée, mais que notre input utilisateur est reflété dans l'attribut </text:span><text:span text:style-name="T1">data </text:span><text:span text:style-name="T2">du tag </text:span><text:span text:style-name="T1">OBJECT</text:span><text:span text:style-name="T2"> :</text:span></text:p>
      <text:p text:style-name="P5"/>
      <text:p text:style-name="P5"><draw:frame draw:style-name="fr2" draw:name="images3" text:anchor-type="paragraph" svg:width="6.429cm" svg:height="0.743cm" draw:z-index="2"><draw:image xlink:href="Pictures/200000070000191E000002E60E25D364.svm" xlink:type="simple" xlink:show="embed" xlink:actuate="onLoad"/></draw:frame></text:p>
      <text:p text:style-name="P1"><text:span text:style-name="T2">En cherchant un peu, on trouve qu'il est possible d'exécuter du Javascript par le biais de l'attribut </text:span><text:span text:style-name="T1">data</text:span><text:span text:style-name="T2"> d'un tag </text:span><text:span text:style-name="T1">OBJECT</text:span><text:span text:style-name="T2"> :</text:span></text:p>
      <text:p text:style-name="P1"><text:a xlink:type="simple" xlink:href="https://html5sec.org/" text:style-name="Internet_20_link" text:visited-style-name="Visited_20_Internet_20_Link"><text:span text:style-name="T2">https://html5sec.org/</text:span></text:a><text:span text:style-name="T2"> </text:span></text:p>
      <text:p text:style-name="P5"/>
      <text:p text:style-name="P5">En suivant les indications du lien ci-dessus, on tente l'URL suivante :</text:p>
      <text:p text:style-name="P5"/>
      <text:p text:style-name="P1"><text:span text:style-name="Source_20_Text"><text:span text:style-name="T3">http://192.168.1.20/?page=media&amp;src=data:text/html;base64,PHNjcmlwdD5hbGVydCgxKTwvc2NyaXB0Pg==</text:span></text:span><text:span text:style-name="T3"> </text:span></text:p>
      <text:p text:style-name="P1"/>
      <text:p text:style-name="P1">La valeur encodée en base64 correspond à <text:span text:style-name="T4">&lt;script&gt;alert(1)&lt;/script&gt;</text:span>.</text:p>
      <text:p text:style-name="P1">Ce qui permet bien de récupérer un <text:span text:style-name="T1">flag</text:span><text:span text:style-name="T2">.</text:span></text:p>
      <text:p text:style-name="P1"/>
      <text:p text:style-name="P1"/>
      <text:p text:style-name="P1"/>
      <text:p text:style-name="P3">RESSOURCES</text:p>
      <text:p text:style-name="P4"/>
      <text:p text:style-name="P4">Un script python permet d'envoyer la requête avec l'URL craftée, et d'afficher la page contenant le flag.</text:p>
      <text:p text:style-name="P4"/>
      <text:p text:style-name="P4"/>
      <text:p text:style-name="P4"/>
      <text:p text:style-name="P3">MITIGATION</text:p>
      <text:p text:style-name="P1"/>
      <text:p text:style-name="P1">&gt; Never trust user input.</text:p>
      <text:p text:style-name="P1">&gt; En fonction du framework utilisé, il existe pas mal de XSS sanitizers permettant d'implémenter des politiques de validation de l'input inséré dans les balises HTML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M31S</meta:editing-duration>
    <meta:editing-cycles>4</meta:editing-cycles>
    <meta:generator>OpenOffice/4.1.5$Win32 OpenOffice.org_project/415m1$Build-9789</meta:generator>
    <dc:date>2021-11-03T13:13:36.84</dc:date>
    <meta:document-statistic meta:table-count="0" meta:image-count="3" meta:object-count="0" meta:page-count="1" meta:paragraph-count="16" meta:word-count="196" meta:character-count="1280"/>
    <meta:user-defined meta:name="Info 1"/>
    <meta:user-defined meta:name="Info 2"/>
    <meta:user-defined meta:name="Info 3"/>
    <meta:user-defined meta:name="Info 4"/>
  </office:meta>
</office:document-meta>
</file>